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MBX10" svg:font-family="CMBX10" style:font-family-generic="roman" style:font-pitch="variabl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TI10" svg:font-family="CMTI10" style:font-family-generic="roman" style:font-pitch="variable"/>
    <style:font-face style:name="CMTT10" svg:font-family="CMTT10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MBX101" svg:font-family="CMBX10" style:font-family-generic="system" style:font-pitch="variable"/>
    <style:font-face style:name="CMMI101" svg:font-family="CMMI10" style:font-family-generic="system" style:font-pitch="variable"/>
    <style:font-face style:name="CMR101" svg:font-family="CMR10" style:font-family-generic="system" style:font-pitch="variable"/>
    <style:font-face style:name="CMSY10" svg:font-family="CMSY10" style:font-family-generic="system" style:font-pitch="variable"/>
    <style:font-face style:name="CMTI101" svg:font-family="CMTI10" style:font-family-generic="system" style:font-pitch="variable"/>
    <style:font-face style:name="CMTT101" svg:font-family="CMTT10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8pt" style:text-underline-style="solid" style:text-underline-width="auto" style:text-underline-color="font-color" fo:font-weight="bold" style:font-size-asian="18pt" style:font-weight-asian="bold" style:font-name-complex="Arial2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8pt" style:text-underline-style="solid" style:text-underline-width="auto" style:text-underline-color="font-color" fo:font-weight="bold" style:font-size-asian="18pt" style:font-weight-asian="bold" style:font-name-complex="Arial2" style:font-size-complex="18pt"/>
    </style:style>
    <style:style style:name="P3" style:family="paragraph" style:parent-style-name="Standard">
      <style:text-properties style:font-name="Arial1" fo:font-size="18pt" style:text-underline-style="solid" style:text-underline-width="auto" style:text-underline-color="font-color" style:font-size-asian="18pt" style:font-name-complex="Arial2" style:font-size-complex="18pt"/>
    </style:style>
    <style:style style:name="P4" style:family="paragraph" style:parent-style-name="Standard">
      <style:text-properties style:font-name="Arial1" fo:font-size="18pt" style:font-size-asian="18pt" style:font-name-complex="Arial2" style:font-size-complex="18pt"/>
    </style:style>
    <style:style style:name="P5" style:family="paragraph" style:parent-style-name="Standard"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6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7" style:family="paragraph" style:parent-style-name="Standard">
      <style:text-properties style:font-name="CMR10" fo:font-size="12pt" style:font-size-asian="12pt" style:font-name-complex="CMR101" style:font-size-complex="12pt"/>
    </style:style>
    <style:style style:name="P8" style:family="paragraph" style:parent-style-name="Standard">
      <style:paragraph-properties fo:margin-left="0in" fo:margin-right="0in" fo:margin-top="0in" fo:margin-bottom="0in" fo:line-height="100%" fo:text-indent="0.5in" style:auto-text-indent="false"/>
    </style:style>
    <style:style style:name="P9" style:family="paragraph" style:parent-style-name="Standard">
      <style:paragraph-properties fo:margin-top="0in" fo:margin-bottom="0in" fo:line-height="100%"/>
    </style:style>
    <style:style style:name="P10" style:family="paragraph" style:parent-style-name="Standard">
      <style:paragraph-properties fo:margin-top="0in" fo:margin-bottom="0in" fo:line-height="100%"/>
      <style:text-properties style:font-name="CMR10" fo:font-size="12pt" style:font-size-asian="12pt" style:font-name-complex="CMR101" style:font-size-complex="12pt"/>
    </style:style>
    <style:style style:name="P11" style:family="paragraph" style:parent-style-name="Standard">
      <style:paragraph-properties fo:margin-top="0in" fo:margin-bottom="0in" fo:line-height="100%"/>
      <style:text-properties style:font-name="CMR10" fo:font-size="12pt" fo:font-weight="bold" style:font-size-asian="12pt" style:font-weight-asian="bold" style:font-name-complex="CMR101" style:font-size-complex="12pt"/>
    </style:style>
    <style:style style:name="P12" style:family="paragraph" style:parent-style-name="Standard">
      <style:paragraph-properties fo:margin-top="0in" fo:margin-bottom="0in" fo:line-height="100%"/>
      <style:text-properties style:font-name="CMR10" fo:font-size="10pt" style:font-size-asian="10pt" style:font-name-complex="CMR101" style:font-size-complex="10pt"/>
    </style:style>
    <style:style style:name="P13" style:family="paragraph" style:parent-style-name="Standard">
      <style:paragraph-properties fo:margin-top="0in" fo:margin-bottom="0in" fo:line-height="100%"/>
      <style:text-properties style:font-name="CMBX10" fo:font-size="12pt" style:font-size-asian="12pt" style:font-name-complex="CMBX101" style:font-size-complex="12pt"/>
    </style:style>
    <style:style style:name="P14" style:family="paragraph" style:parent-style-name="Standard">
      <style:paragraph-properties fo:margin-top="0in" fo:margin-bottom="0in" fo:line-height="100%"/>
      <style:text-properties style:font-name="CMBX10" fo:font-size="10pt" style:font-size-asian="10pt" style:font-name-complex="CMBX101" style:font-size-complex="10pt"/>
    </style:style>
    <style:style style:name="P15" style:family="paragraph" style:parent-style-name="Standard">
      <style:paragraph-properties fo:margin-top="0in" fo:margin-bottom="0in" fo:line-height="100%"/>
      <style:text-properties style:font-name="CMTT10" fo:font-size="12pt" style:font-size-asian="12pt" style:font-name-complex="CMTT101" style:font-size-complex="12pt"/>
    </style:style>
    <style:style style:name="P16" style:family="paragraph" style:parent-style-name="Standard">
      <style:paragraph-properties fo:margin-top="0in" fo:margin-bottom="0in" fo:line-height="100%"/>
      <style:text-properties style:font-name="CMTT10" fo:font-size="12pt" fo:font-weight="bold" style:font-size-asian="12pt" style:font-weight-asian="bold" style:font-name-complex="CMTT101" style:font-size-complex="12pt"/>
    </style:style>
    <style:style style:name="P17" style:family="paragraph" style:parent-style-name="Standard">
      <style:paragraph-properties fo:margin-top="0in" fo:margin-bottom="0in" fo:line-height="100%"/>
      <style:text-properties style:font-name="CMTT10" fo:font-size="10pt" style:font-size-asian="10pt" style:font-name-complex="CMTT101" style:font-size-complex="10pt"/>
    </style:style>
    <style:style style:name="P18" style:family="paragraph" style:parent-style-name="Standard">
      <style:paragraph-properties fo:margin-top="0in" fo:margin-bottom="0in" fo:line-height="100%"/>
      <style:text-properties style:font-name="CMTT10" fo:font-size="16pt" style:font-size-asian="16pt" style:font-name-complex="CMTT101" style:font-size-complex="16pt"/>
    </style:style>
    <style:style style:name="P19" style:family="paragraph" style:parent-style-name="Standard">
      <style:paragraph-properties fo:margin-top="0in" fo:margin-bottom="0in" fo:line-height="100%"/>
      <style:text-properties style:font-name="Arial1" fo:font-size="12pt" style:font-size-asian="12pt" style:font-name-complex="Arial2" style:font-size-complex="12pt"/>
    </style:style>
    <style:style style:name="P20" style:family="paragraph" style:parent-style-name="Standard">
      <style:paragraph-properties fo:margin-top="0in" fo:margin-bottom="0in" fo:line-height="100%"/>
      <style:text-properties style:font-name="Arial1" fo:font-size="16pt" style:font-size-asian="16pt" style:font-name-complex="Arial2" style:font-size-complex="16pt"/>
    </style:style>
    <style:style style:name="P21" style:family="paragraph" style:parent-style-name="Standard">
      <style:paragraph-properties fo:margin-top="0in" fo:margin-bottom="0in" fo:line-height="100%"/>
      <style:text-properties style:font-name="Arial1" fo:font-size="18pt" style:font-size-asian="18pt" style:font-name-complex="Arial2" style:font-size-complex="18pt"/>
    </style:style>
    <style:style style:name="P22" style:family="paragraph" style:parent-style-name="Standard">
      <style:paragraph-properties fo:margin-top="0in" fo:margin-bottom="0in" fo:line-height="100%"/>
      <style:text-properties style:font-name="Arial1" fo:font-size="14pt" style:font-size-asian="14pt" style:font-name-complex="Arial2" style:font-size-complex="14pt"/>
    </style:style>
    <style:style style:name="P23" style:family="paragraph" style:parent-style-name="List_20_Paragraph">
      <style:paragraph-properties fo:margin-top="0in" fo:margin-bottom="0in" fo:line-height="100%"/>
      <style:text-properties style:font-name="CMR10" fo:font-size="12pt" style:font-size-asian="12pt" style:font-name-complex="CMR101" style:font-size-complex="12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8pt" style:text-underline-style="solid" style:text-underline-width="auto" style:text-underline-color="font-color" fo:font-weight="bold" style:font-size-asian="18pt" style:font-weight-asian="bold" style:font-name-complex="Arial2" style:font-size-complex="18pt"/>
    </style:style>
    <style:style style:name="P25" style:family="paragraph" style:parent-style-name="Standard">
      <style:paragraph-properties fo:margin-top="0in" fo:margin-bottom="0in" fo:line-height="100%"/>
      <style:text-properties style:font-name="CMR10" fo:font-size="12pt" fo:font-weight="bold" style:font-size-asian="12pt" style:font-weight-asian="bold" style:font-name-complex="CMR101" style:font-size-complex="12pt"/>
    </style:style>
    <style:style style:name="P26" style:family="paragraph" style:parent-style-name="Standard">
      <style:paragraph-properties fo:margin-top="0in" fo:margin-bottom="0in" fo:line-height="100%"/>
    </style:style>
    <style:style style:name="P27" style:family="paragraph" style:parent-style-name="Standard">
      <style:paragraph-properties fo:margin-top="0in" fo:margin-bottom="0in" fo:line-height="100%"/>
      <style:text-properties style:font-name="Arial1" fo:font-size="12pt" style:font-size-asian="12pt" style:font-name-complex="Arial2" style:font-size-complex="12pt"/>
    </style:style>
    <style:style style:name="P28" style:family="paragraph" style:parent-style-name="List_20_Paragraph" style:list-style-name="WWNum1">
      <style:paragraph-properties fo:margin-top="0in" fo:margin-bottom="0in" fo:line-height="100%"/>
    </style:style>
    <style:style style:name="P29" style:family="paragraph" style:parent-style-name="List_20_Paragraph" style:list-style-name="WWNum2">
      <style:paragraph-properties fo:margin-top="0in" fo:margin-bottom="0in" fo:line-height="100%"/>
      <style:text-properties style:font-name="CMR10" fo:font-size="12pt" style:font-size-asian="12pt" style:font-name-complex="CMR101" style:font-size-complex="12pt"/>
    </style:style>
    <style:style style:name="T1" style:family="text">
      <style:text-properties style:font-name="Arial1" fo:font-size="18pt" style:font-size-asian="18pt" style:font-name-complex="Arial2" style:font-size-complex="18pt"/>
    </style:style>
    <style:style style:name="T2" style:family="text">
      <style:text-properties style:font-name="Arial1" fo:font-size="14pt" style:font-size-asian="14pt" style:font-name-complex="Arial2" style:font-size-complex="14pt"/>
    </style:style>
    <style:style style:name="T3" style:family="text">
      <style:text-properties style:font-name="Arial1" fo:font-size="12pt" style:font-size-asian="12pt" style:font-name-complex="Arial2" style:font-size-complex="12pt"/>
    </style:style>
    <style:style style:name="T4" style:family="text">
      <style:text-properties style:font-name="CMR10" fo:font-size="12pt" style:font-size-asian="12pt" style:font-name-complex="CMR101" style:font-size-complex="12pt"/>
    </style:style>
    <style:style style:name="T5" style:family="text">
      <style:text-properties style:font-name="CMR10" fo:font-size="12pt" fo:font-weight="bold" style:font-size-asian="12pt" style:font-weight-asian="bold" style:font-name-complex="CMR101" style:font-size-complex="12pt"/>
    </style:style>
    <style:style style:name="T6" style:family="text">
      <style:text-properties style:font-name="CMR10" fo:font-size="14pt" fo:font-weight="bold" style:font-size-asian="14pt" style:font-weight-asian="bold" style:font-name-complex="CMR101" style:font-size-complex="14pt"/>
    </style:style>
    <style:style style:name="T7" style:family="text">
      <style:text-properties style:font-name="CMR10" fo:font-size="14pt" style:text-underline-style="solid" style:text-underline-width="auto" style:text-underline-color="font-color" fo:font-weight="bold" style:font-size-asian="14pt" style:font-weight-asian="bold" style:font-name-complex="CMR101" style:font-size-complex="14pt"/>
    </style:style>
    <style:style style:name="T8" style:family="text">
      <style:text-properties style:font-name="CMR10" fo:font-size="10pt" style:font-size-asian="10pt" style:font-name-complex="CMR101" style:font-size-complex="10pt"/>
    </style:style>
    <style:style style:name="T9" style:family="text">
      <style:text-properties style:font-name="CMTI10" fo:font-size="12pt" style:font-size-asian="12pt" style:font-name-complex="CMTI101" style:font-size-complex="12pt"/>
    </style:style>
    <style:style style:name="T10" style:family="text">
      <style:text-properties style:font-name="CMBX10" fo:font-size="12pt" style:font-size-asian="12pt" style:font-name-complex="CMBX101" style:font-size-complex="12pt"/>
    </style:style>
    <style:style style:name="T11" style:family="text">
      <style:text-properties style:font-name="CMBX10" fo:font-size="12pt" fo:font-weight="bold" style:font-size-asian="12pt" style:font-weight-asian="bold" style:font-name-complex="CMBX101" style:font-size-complex="12pt"/>
    </style:style>
    <style:style style:name="T12" style:family="text">
      <style:text-properties style:font-name="Wingdings" fo:font-size="12pt" style:font-size-asian="12pt" style:font-name-complex="CMR101" style:font-size-complex="12pt"/>
    </style:style>
    <style:style style:name="T13" style:family="text">
      <style:text-properties style:font-name="Wingdings" fo:font-size="12pt" style:font-size-asian="12pt" style:font-name-complex="CMTI101" style:font-size-complex="12pt"/>
    </style:style>
    <style:style style:name="T14" style:family="text">
      <style:text-properties style:font-name="Wingdings" fo:font-size="12pt" style:font-size-asian="12pt" style:font-name-complex="CMMI101" style:font-size-complex="12pt"/>
    </style:style>
    <style:style style:name="T15" style:family="text">
      <style:text-properties style:font-name="CMTT10" fo:font-size="12pt" style:font-size-asian="12pt" style:font-name-complex="CMTT101" style:font-size-complex="12pt"/>
    </style:style>
    <style:style style:name="T16" style:family="text">
      <style:text-properties style:font-name="CMTT10" fo:font-size="12pt" fo:font-weight="bold" style:font-size-asian="12pt" style:font-weight-asian="bold" style:font-name-complex="CMTT101" style:font-size-complex="12pt"/>
    </style:style>
    <style:style style:name="T17" style:family="text">
      <style:text-properties style:font-name="CMMI10" fo:font-size="12pt" style:font-size-asian="12pt" style:font-name-complex="CMMI10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Practical 1:</text:p>
      <text:p text:style-name="P2">Study of ARFF and CSV file Format.</text:p>
      <text:p text:style-name="P1"/>
      <text:p text:style-name="P6">What is <text:s/>an ARFF file ??</text:p>
      <text:p text:style-name="P8"><text:span text:style-name="T4"><text:s/></text:span><text:span text:style-name="T9">Attribute-Relation File Format(ARFF) </text:span><text:span text:style-name="T4">file is an ASCII text file that</text:span></text:p>
      <text:p text:style-name="P10">describes a list of instances sharing a set of attributes.</text:p>
      <text:p text:style-name="P10"/>
      <text:p text:style-name="P9"><text:span text:style-name="T4">File have </text:span><text:span text:style-name="T5">two </text:span><text:span text:style-name="T4">distinct sections. </text:span></text:p>
      <text:p text:style-name="P10"/>
      <text:list xml:id="list30268461" text:style-name="WWNum1">
        <text:list-item>
          <text:p text:style-name="P28"><text:span text:style-name="T4">The </text:span><text:span text:style-name="T10">Header </text:span><text:span text:style-name="T4">information.</text:span></text:p>
        </text:list-item>
        <text:list-item>
          <text:p text:style-name="P28"><text:span text:style-name="T4"><text:s/>The </text:span><text:span text:style-name="T10">Data </text:span><text:span text:style-name="T4">information.</text:span></text:p>
        </text:list-item>
      </text:list>
      <text:p text:style-name="P10"/>
      <text:p text:style-name="P9"><text:span text:style-name="T4">The </text:span><text:span text:style-name="T10">Header Section contain</text:span><text:span text:style-name="T4">s</text:span></text:p>
      <text:p text:style-name="P9"><text:span text:style-name="T12"></text:span><text:span text:style-name="T4"> the name of the relation, </text:span></text:p>
      <text:p text:style-name="P9"><text:span text:style-name="T12"></text:span><text:span text:style-name="T4">a list of the attributes (the columns in the data), and their types. </text:span></text:p>
      <text:p text:style-name="P10"/>
      <text:list xml:id="list30270762" text:style-name="WWNum2">
        <text:list-item>
          <text:p text:style-name="P29">If we want to add comment than we can add by % sign.</text:p>
        </text:list-item>
      </text:list>
      <text:p text:style-name="P23">Ex.</text:p>
      <text:p text:style-name="P23">%Header part.</text:p>
      <text:p text:style-name="P3"/>
      <text:p text:style-name="P3">HEADER SECTION:</text:p>
      <text:p text:style-name="P13">The @relation Declaration::</text:p>
      <text:p text:style-name="P13"/>
      <text:p text:style-name="P10"><text:s/>The format is:</text:p>
      <text:p text:style-name="P15">@relation &lt;relation-name&gt;</text:p>
      <text:p text:style-name="P15"/>
      <text:p text:style-name="P9"><text:span text:style-name="T4">where </text:span><text:span text:style-name="T17">&lt;</text:span><text:span text:style-name="T9">relation-name</text:span><text:span text:style-name="T17">&gt; </text:span><text:span text:style-name="T4">is a string. The string must be quoted if the name</text:span></text:p>
      <text:p text:style-name="P7">includes spaces.</text:p>
      <text:p text:style-name="P9"><text:span text:style-name="T4">Ex.</text:span><text:span text:style-name="T1"> @relation employee_info</text:span></text:p>
      <text:p text:style-name="P7"/>
      <text:p text:style-name="P13">The @attribute Declarations::</text:p>
      <text:p text:style-name="P13"/>
      <text:p text:style-name="P9"><text:span text:style-name="T4"><text:s/>This section include ordered sequence of </text:span><text:span text:style-name="T15">@attribute </text:span><text:span text:style-name="T4">statements. Each attribute in the data set has its own </text:span><text:span text:style-name="T15">@attribute </text:span><text:span text:style-name="T4">statement</text:span><text:span text:style-name="T15"> </text:span><text:span text:style-name="T4">which uniquely defines the name of that attribute and it’s data type.</text:span></text:p>
      <text:p text:style-name="P10"/>
      <text:p text:style-name="P9"><text:span text:style-name="T4">The format for the </text:span><text:span text:style-name="T15">@attribute </text:span><text:span text:style-name="T4">statement is:</text:span></text:p>
      <text:p text:style-name="P10"/>
      <text:p text:style-name="P15">@attribute &lt;attribute-name&gt; &lt;datatype&gt;</text:p>
      <text:p text:style-name="P10"/>
      <text:p text:style-name="P9"><text:span text:style-name="T4">where the </text:span><text:span text:style-name="T17">&lt;</text:span><text:span text:style-name="T9">attribute-name</text:span><text:span text:style-name="T17">&gt; </text:span><text:span text:style-name="T4">must start with an alphabetic character. If</text:span></text:p>
      <text:p text:style-name="P10">spaces are to be included in the name then the entire name must be quoted.</text:p>
      <text:p text:style-name="P9"><text:span text:style-name="T4">The </text:span><text:span text:style-name="T17">&lt;</text:span><text:span text:style-name="T9">datatype</text:span><text:span text:style-name="T17">&gt; </text:span><text:span text:style-name="T4">can be following:::</text:span></text:p>
      <text:p text:style-name="P9"><text:soft-page-break/><text:span text:style-name="T13"></text:span><text:span text:style-name="T9">numeric</text:span></text:p>
      <text:p text:style-name="P9"><text:span text:style-name="T13"></text:span><text:span text:style-name="T9">integer </text:span><text:span text:style-name="T4">is treated as </text:span><text:span text:style-name="T9">numeric</text:span></text:p>
      <text:p text:style-name="P9"><text:span text:style-name="T13"></text:span><text:span text:style-name="T9">real </text:span><text:span text:style-name="T4">is treated as </text:span><text:span text:style-name="T9">numeric</text:span></text:p>
      <text:p text:style-name="P9"><text:span text:style-name="T14"></text:span><text:span text:style-name="T17">&lt;</text:span><text:span text:style-name="T4">nominal-specification&gt;</text:span></text:p>
      <text:p text:style-name="P9"><text:span text:style-name="T12"></text:span><text:span text:style-name="T4">String</text:span></text:p>
      <text:p text:style-name="P9"><text:span text:style-name="T13"></text:span><text:span text:style-name="T9">date </text:span><text:span text:style-name="T4">[</text:span><text:span text:style-name="T17">&lt;</text:span><text:span text:style-name="T4">date-format</text:span><text:span text:style-name="T17">&gt;</text:span><text:span text:style-name="T4">]</text:span></text:p>
      <text:p text:style-name="P9"><text:span text:style-name="T13"></text:span><text:span text:style-name="T9">relational </text:span><text:span text:style-name="T4">for multi-instance data (for future use)</text:span></text:p>
      <text:p text:style-name="P12"/>
      <text:p text:style-name="P19">Values that contain spaces must be quoted.</text:p>
      <text:p text:style-name="P19"/>
      <text:p text:style-name="P19"/>
      <text:p text:style-name="P13">String attributes::</text:p>
      <text:p text:style-name="P10">String attributes allow us to create attributes containing arbitrary textual val-</text:p>
      <text:p text:style-name="P10">ues. This is very useful in text-mining applications.</text:p>
      <text:p text:style-name="P10"/>
      <text:p text:style-name="P10"><text:s/>String attributes are declared as follows:</text:p>
      <text:p text:style-name="P10"/>
      <text:p text:style-name="P16">@ATTRIBUTE n1 string</text:p>
      <text:p text:style-name="P14"/>
      <text:p text:style-name="P14"/>
      <text:p text:style-name="P13">Date attributes::</text:p>
      <text:p text:style-name="P13"/>
      <text:p text:style-name="P10">Date attribute declarations take the form:</text:p>
      <text:p text:style-name="P10"/>
      <text:p text:style-name="P15">@attribute &lt;name&gt; date [&lt;date-format&gt;]</text:p>
      <text:p text:style-name="P10"/>
      <text:p text:style-name="P9"><text:span text:style-name="T4">here </text:span><text:span text:style-name="T17">&lt;</text:span><text:span text:style-name="T9">name</text:span><text:span text:style-name="T17">&gt; </text:span><text:span text:style-name="T4">is the name for the attribute and </text:span><text:span text:style-name="T17">&lt;</text:span><text:span text:style-name="T9">date-format</text:span><text:span text:style-name="T17">&gt; </text:span><text:span text:style-name="T4">is an op-</text:span></text:p>
      <text:p text:style-name="P10">tional string specifying how date values should be parsed and printed (this is the</text:p>
      <text:p text:style-name="P9"><text:span text:style-name="T4">same format used by </text:span><text:span text:style-name="T15">SimpleDateFormat</text:span><text:span text:style-name="T4">).</text:span></text:p>
      <text:p text:style-name="P10"><text:s/>The default format string accepts</text:p>
      <text:p text:style-name="P9"><text:span text:style-name="T4">the ISO-8601 combined date and time format: </text:span><text:span text:style-name="T15">yyyy-MM-dd’T’HH:mm:ss</text:span><text:span text:style-name="T4">.</text:span></text:p>
      <text:p text:style-name="Standard"><text:span text:style-name="T4">Ex:</text:span><text:span text:style-name="T1"> <text:tab/>@attribute 'DateofBirth' DATE"yyyy-MM-dd"</text:span></text:p>
      <text:p text:style-name="P10"/>
      <text:p text:style-name="P10"/>
      <text:p text:style-name="P13">Relational attributes::</text:p>
      <text:p text:style-name="P13"/>
      <text:p text:style-name="P10">It is very useful when use to connect to rltion.</text:p>
      <text:p text:style-name="P10">Relational attribute declarations take the form:</text:p>
      <text:p text:style-name="P15"/>
      <text:p text:style-name="P15">@attribute &lt;name&gt; relational</text:p>
      <text:p text:style-name="P15">&lt;further attribute definitions&gt;@end&lt;name&gt;</text:p>
      <text:p text:style-name="P15"/>
      <text:p text:style-name="P3">DATA SECTION::::</text:p>
      <text:p text:style-name="P10">Data section of the file contains the data declaration line and the</text:p>
      <text:p text:style-name="P10">actual instance lines.</text:p>
      <text:p text:style-name="P10"/>
      <text:p text:style-name="P13"><text:soft-page-break/>The @data Declaration</text:p>
      <text:p text:style-name="P13"/>
      <text:p text:style-name="P9"><text:span text:style-name="T4">The </text:span><text:span text:style-name="T15">@data </text:span><text:span text:style-name="T4">declaration is a single line denoting the start of the data segment in</text:span></text:p>
      <text:p text:style-name="P10">the file.</text:p>
      <text:p text:style-name="P10"><text:s/>The format is:</text:p>
      <text:p text:style-name="P20">@data</text:p>
      <text:p text:style-name="P17"/>
      <text:p text:style-name="P13">The instance data</text:p>
      <text:p text:style-name="P10"/>
      <text:p text:style-name="P10">Each instance is represented on a single line, with carriage returns denoting the</text:p>
      <text:p text:style-name="P10">end of the instance. </text:p>
      <text:p text:style-name="P10"/>
      <text:p text:style-name="P10">Attribute values for each instance are delimited by commas. They must</text:p>
      <text:p text:style-name="P10">appear in the order that they were declared in the header section.</text:p>
      <text:p text:style-name="P10"/>
      <text:p text:style-name="P10">Missing values are represented by a single question mark, as in:</text:p>
      <text:p text:style-name="P18">@data</text:p>
      <text:p text:style-name="P4">sameer,01,11,ce</text:p>
      <text:p text:style-name="P4">ronak,02,?,ce</text:p>
      <text:p text:style-name="P21">pras,03,?,ce</text:p>
      <text:p text:style-name="P4"/>
      <text:p text:style-name="P17"/>
      <text:p text:style-name="P17"/>
      <text:p text:style-name="P10">Relational data must be enclosed within double quotes ”. For example an in-</text:p>
      <text:p text:style-name="P10">stance of the MUSK1 dataset (”...” denotes an omission):</text:p>
      <text:p text:style-name="P15">MUSK-188,"42,...,30",1</text:p>
      <text:p text:style-name="P3"/>
      <text:p text:style-name="P3"/>
      <text:p text:style-name="P5">So filnal ARFF file is ::</text:p>
      <text:p text:style-name="P5"/>
      <text:p text:style-name="P22">@relation employee_info</text:p>
      <text:p text:style-name="P6"/>
      <text:p text:style-name="P6"><text:tab/>@attribute name string</text:p>
      <text:p text:style-name="P6"><text:tab/>@attribute rollno numeric</text:p>
      <text:p text:style-name="P6"><text:tab/>@attribute grade numeric</text:p>
      <text:p text:style-name="P6"><text:tab/>@attribute class string</text:p>
      <text:p text:style-name="P6"/>
      <text:p text:style-name="P18">@data</text:p>
      <text:p text:style-name="P4">sameer,01,11,ce</text:p>
      <text:p text:style-name="P4">ronak,02,12,ce</text:p>
      <text:p text:style-name="P4"><text:soft-page-break/>pras,03,13,ce</text:p>
      <text:p text:style-name="P4">sassa,04,14,it</text:p>
      <text:p text:style-name="P4">dsa,05,15,it</text:p>
      <text:p text:style-name="Standard"><text:span text:style-name="T1">ads,06,16,civil</text:span><text:span text:style-name="T2"><text:tab/></text:span></text:p>
      <text:p text:style-name="P5"/>
      <text:p text:style-name="P6"/>
      <text:p text:style-name="P4"/>
      <text:p text:style-name="P4"/>
      <text:p text:style-name="P9"><text:span text:style-name="T6">Sparse ARFF files</text:span><text:span text:style-name="T8"> </text:span></text:p>
      <text:p text:style-name="P10">It is very similar to ARFF files, but data with value 0 are not</text:p>
      <text:p text:style-name="P10">be explicitly represented.</text:p>
      <text:p text:style-name="P10"/>
      <text:p text:style-name="P9"><text:span text:style-name="T4">Sparse ARFF files have the same header but the data section is different. Instead of representing each value in</text:span><text:span text:style-name="T15"> </text:span><text:span text:style-name="T4">order, like this:</text:span></text:p>
      <text:p text:style-name="P15"/>
      <text:p text:style-name="P15">@data</text:p>
      <text:p text:style-name="P15"/>
      <text:p text:style-name="P15">0, Math, 0, Y, "class A"</text:p>
      <text:p text:style-name="P15">0, 0, Science, 0, "class B"</text:p>
      <text:p text:style-name="P10">the non-zero attributes are explicitly identified by attribute number and their</text:p>
      <text:p text:style-name="P10">value stated, like this:</text:p>
      <text:p text:style-name="P15">@data</text:p>
      <text:p text:style-name="P15">{1 math, 3 science, 4 "class A"}</text:p>
      <text:p text:style-name="P15">{2 socialstudy, 4 "class B"}</text:p>
      <text:p text:style-name="P10"/>
      <text:p text:style-name="P10">Format for each entry is:</text:p>
      <text:p text:style-name="P9"><text:span text:style-name="T17">&lt;</text:span><text:span text:style-name="T4">index</text:span><text:span text:style-name="T17">&gt; &lt;</text:span><text:span text:style-name="T4">space</text:span><text:span text:style-name="T17">&gt; &lt;</text:span><text:span text:style-name="T4">value</text:span><text:span text:style-name="T17">&gt; </text:span><text:span text:style-name="T4">where index is the attribute index (starting from</text:span></text:p>
      <text:p text:style-name="P10">0).</text:p>
      <text:p text:style-name="P9"><text:span text:style-name="T4">Note that the </text:span><text:span text:style-name="T5">omitted values in a sparse instance are </text:span><text:span text:style-name="T11">0</text:span><text:span text:style-name="T5">,</text:span><text:span text:style-name="T4"> they are not</text:span><text:span text:style-name="T10">missing</text:span></text:p>
      <text:p text:style-name="P9"><text:span text:style-name="T4">values! If a value is </text:span><text:span text:style-name="T5">unknown, you must explicitly represent it with a question</text:span></text:p>
      <text:p text:style-name="P9"><text:span text:style-name="T5">mark (</text:span><text:span text:style-name="T16">?</text:span><text:span text:style-name="T5">).</text:span></text:p>
      <text:p text:style-name="P11">So do not specify data in order.</text:p>
      <text:p text:style-name="P11"/>
      <text:p text:style-name="P19"/>
      <text:p text:style-name="P9"><text:span text:style-name="T7">CSV File format::</text:span></text:p>
      <text:p text:style-name="P11"/>
      <text:p text:style-name="P9"><text:span text:style-name="T3">Bread,001,12,111</text:span></text:p>
      <text:p text:style-name="P9"><text:span text:style-name="T3">Butter ,002,30,111</text:span></text:p>
      <text:p text:style-name="P9"><text:span text:style-name="T3">Vegatable,003,70,112</text:span></text:p>
      <text:p text:style-name="P9"><text:span text:style-name="T3">Soap,004,20,” “</text:span></text:p>
      <text:p text:style-name="P19"/>
      <text:p text:style-name="P19"/>
      <text:p text:style-name="P9"><text:span text:style-name="T3">So in csv file we do not <text:s/>specify 2 section or and attribut,relation,data keyword.</text:span></text:p>
      <text:p text:style-name="P9"><text:soft-page-break/><text:span text:style-name="T3">And also do not bother about data type of attribute.In this we specify missing value by “ “.</text:span></text:p>
      <text:p text:style-name="P19"/>
      <text:p text:style-name="P9"><text:span text:style-name="T3">item,itemid,cost,customerid</text:span></text:p>
      <text:p text:style-name="P19"/>
      <text:p text:style-name="P19"/>
      <text:p text:style-name="P19"/>
      <text:p text:style-name="P11"/>
      <text:p text:style-name="P19"/>
      <text:p text:style-name="P19"/>
      <text:p text:style-name="P11"/>
      <text:p text:style-name="P11"/>
      <text:p text:style-name="P11"/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MBX10" svg:font-family="CMBX10" style:font-family-generic="roman" style:font-pitch="variabl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TI10" svg:font-family="CMTI10" style:font-family-generic="roman" style:font-pitch="variable"/>
    <style:font-face style:name="CMTT10" svg:font-family="CMTT10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MBX101" svg:font-family="CMBX10" style:font-family-generic="system" style:font-pitch="variable"/>
    <style:font-face style:name="CMMI101" svg:font-family="CMMI10" style:font-family-generic="system" style:font-pitch="variable"/>
    <style:font-face style:name="CMR101" svg:font-family="CMR10" style:font-family-generic="system" style:font-pitch="variable"/>
    <style:font-face style:name="CMSY10" svg:font-family="CMSY10" style:font-family-generic="system" style:font-pitch="variable"/>
    <style:font-face style:name="CMTI101" svg:font-family="CMTI10" style:font-family-generic="system" style:font-pitch="variable"/>
    <style:font-face style:name="CMTT101" svg:font-family="CMTT10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asian="CMSY10" style:font-name-complex="CMSY1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MSY10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NKAL</meta:initial-creator>
    <meta:editing-cycles>29</meta:editing-cycles>
    <meta:creation-date>2012-08-15T08:57:00</meta:creation-date>
    <dc:date>2012-08-16T10:14:29.82</dc:date>
    <meta:editing-duration>PT13M20S</meta:editing-duration>
    <meta:generator>OpenOffice.org/3.3$Win32 OpenOffice.org_project/330m20$Build-9567</meta:generator>
    <meta:document-statistic meta:table-count="0" meta:image-count="0" meta:object-count="0" meta:page-count="5" meta:paragraph-count="116" meta:word-count="672" meta:character-count="423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